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justify"/>
    </style:style>
    <style:style style:name="P2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fferent offer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tab/>EEG Headset and Technology are still unknown from the general public</text:p>
            <text:p/>
            <text:p/>
            <text:p text:style-name="P1"><text:tab/>Price range with three different offers:</text:p>
            <text:p text:style-name="P1"><text:tab/><text:tab/>-"Discovery" offer</text:p>
            <text:p text:style-name="P1"><text:tab/><text:tab/>-"Classic" offer</text:p>
            <text:p text:style-name="P1"><text:tab/><text:tab/>-"Deluxe" off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covery off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Low end product</text:p>
                <text:p>Wired Headset</text:p>
                <text:p>5 EEG channels + 2 axis gyro (head shake)</text:p>
                <text:p>Discount for being a student</text:p>
                <text:p>Around $14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lassic offer</text:p>
          </draw:text-box>
        </draw:frame>
        <draw:frame presentation:style-name="pr5" draw:layer="layout" svg:width="25.199cm" svg:height="14.852cm" svg:x="1.4cm" svg:y="4.914cm" presentation:class="outline" presentation:user-transformed="true">
          <draw:text-box>
            <text:list text:style-name="L2">
              <text:list-header>
                <text:p>Middle range product</text:p>
                <text:p>Wireless EEG headset</text:p>
                <text:p>Charge usb</text:p>
                <text:p>weight 500g</text:p>
                <text:p>Lithium battery, autonomy&gt;4h</text:p>
                <text:p>14 EEG channels + 9 axis sensor (3 gyro, 3 accelerometer and 3 magnetometer)</text:p>
                <text:p>Around $299.00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High quality offer</text:p>
          </draw:text-box>
        </draw:frame>
        <draw:frame presentation:style-name="pr5" draw:layer="layout" svg:width="25.199cm" svg:height="19.636cm" svg:x="1.4cm" svg:y="4.914cm" presentation:class="outline" presentation:user-transformed="true">
          <draw:text-box>
            <text:list text:style-name="L2">
              <text:list-header>
                <text:p>High-range product</text:p>
                <text:p>Wireless EEG headset</text:p>
                <text:p>Lithium battery, autonomy&gt;12h</text:p>
                <text:p>20 EEG channels + 9 axis sensor</text:p>
                <text:p>charge USB</text:p>
                <text:p>Bluetooth</text:p>
                <text:p>$1199.00</text:p>
                <text:p>Poids materiaux taille adaptative garder lunettes, cheveux, couleur, design, imperméable, pas waterproof </text:p>
                <text:p>sur mesure</text:p>
                <text:p>justifier les axe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Veysseire</meta:initial-creator>
    <meta:creation-date>2014-11-30T16:46:07</meta:creation-date>
    <meta:editing-duration>PT2H16M50S</meta:editing-duration>
    <meta:editing-cycles>18</meta:editing-cycles>
    <dc:date>2014-12-01T15:00:51</dc:date>
    <dc:creator>Daniel Veysseire</dc:creator>
    <meta:generator>OpenOffice.org/3.4.1$Unix OpenOffice.org_project/341m1$Build-9593</meta:generator>
    <meta:document-statistic meta:object-count="37"/>
  </office:meta>
</office:document-meta>
</file>